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gif" manifest:full-path="Pictures/10000200000001F3000000291D49C93C.gif"/>
  <manifest:file-entry manifest:media-type="image/jpeg" manifest:full-path="Pictures/1000000000000A0C00000E364BB1152E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.071cm" draw:fill="solid" draw:fill-color="#86717f" draw:opacity="10%" draw:textarea-vertical-align="middle" draw:auto-grow-height="false" fo:min-height="0cm" fo:min-width="0cm" fo:padding-top="0.1cm" fo:padding-bottom="0.1cm" fo:padding-left="0.2cm" fo:padding-right="0.2cm" fo:wrap-option="wrap"/>
    </style:style>
    <style:style style:name="gr5" style:family="graphic" style:parent-style-name="standard">
      <style:graphic-properties draw:stroke="solid" svg:stroke-width="0.053cm" svg:stroke-color="#86717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86717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9" style:family="graphic" style:parent-style-name="standard">
      <style:graphic-properties draw:fill-color="#ff420e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33ff99" draw:textarea-horizontal-align="justify" draw:textarea-vertical-align="middle" draw:auto-grow-height="false" fo:min-height="0cm" fo:min-width="0cm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3" style:family="paragraph">
      <style:paragraph-properties style:font-independent-line-spacing="true"/>
      <style:text-properties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style:line-height-at-least="1.129cm" fo:text-align="start" fo:text-indent="0cm" style:punctuation-wrap="hanging" style:writing-mode="lr-tb"/>
      <style:text-properties fo:font-size="18pt" fo:hyphenate="false"/>
    </style:style>
    <style:style style:name="P5" style:family="paragraph">
      <style:paragraph-properties fo:margin-left="0cm" fo:margin-right="0cm" fo:margin-top="0cm" fo:margin-bottom="0cm" style:line-height-at-least="1.129cm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style:font-independent-line-spacing="true"/>
      <style:text-properties fo:color="#ffffff" fo:font-size="18pt" style:font-size-asian="18pt" style:font-size-complex="18pt"/>
    </style:style>
    <style:style style:name="P7" style:family="paragraph">
      <style:paragraph-properties style:font-independent-line-spacing="true"/>
      <style:text-properties fo:color="#ffffff"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margin-left="0cm" fo:margin-right="0cm" fo:margin-top="0cm" fo:margin-bottom="0cm" fo:text-align="justify" fo:text-indent="0cm" style:punctuation-wrap="hanging" style:writing-mode="lr-tb"/>
      <style:text-properties fo:hyphenate="false"/>
    </style:style>
    <style:style style:name="P9" style:family="paragraph">
      <style:paragraph-properties fo:text-align="center"/>
    </style:style>
    <style:style style:name="P10" style:family="paragraph">
      <style:text-properties fo:font-size="16pt" style:font-size-asian="16pt" style:font-size-complex="16pt"/>
    </style:style>
    <style:style style:name="T1" style:family="text">
      <style:text-properties fo:color="#000000" style:text-line-through-style="none" fo:font-family="Arial" style:font-family-generic="swiss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size-complex="14pt" style:font-style-complex="normal" style:font-weight-complex="normal"/>
    </style:style>
    <style:style style:name="T2" style:family="text">
      <style:text-properties fo:color="#ffffff" style:text-line-through-style="none" fo:font-family="'Century Gothic'" style:font-family-generic="swiss" fo:font-size="32pt" fo:letter-spacing="normal" fo:font-style="normal" style:text-underline-style="none" fo:font-weight="normal" style:font-size-asian="32pt" style:font-style-asian="normal" style:font-weight-asian="normal" style:font-family-complex="Arial" style:font-family-generic-complex="swiss" style:font-size-complex="32pt" style:font-style-complex="normal" style:font-weight-complex="normal"/>
    </style:style>
    <style:style style:name="T3" style:family="text">
      <style:text-properties fo:color="#ffffff" style:text-line-through-style="none" fo:font-family="'Century Gothic'" style:font-family-generic="swis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ffffff" style:text-line-through-style="none" fo:font-family="'Century Gothic'" style:font-family-generic="swiss" fo:font-size="28pt" fo:letter-spacing="normal" fo:font-style="normal" style:text-underline-style="none" fo:font-weight="normal" style:font-size-asian="28pt" style:font-style-asian="normal" style:font-weight-asian="normal" style:font-family-complex="Arial" style:font-family-generic-complex="swiss" style:font-size-complex="28pt" style:font-style-complex="normal" style:font-weight-complex="normal"/>
    </style:style>
    <style:style style:name="T5" style:family="text">
      <style:text-properties fo:color="#ffffff" style:text-line-through-style="none" fo:font-family="'Century Gothic'" style:font-family-generic="swiss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size-complex="16pt" style:font-style-complex="normal" style:font-weight-complex="normal"/>
    </style:style>
    <style:style style:name="T6" style:family="text">
      <style:text-properties fo:color="#000000" style:text-line-through-style="none" fo:font-family="Helvetica" style:font-family-generic="swis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Image 3" draw:style-name="gr1" draw:text-style-name="P1" draw:layer="layout" svg:width="29.699cm" svg:height="42.002cm" svg:x="0.005cm" svg:y="0.198cm">
          <draw:image xlink:href="Pictures/1000000000000A0C00000E364BB1152E.jpg" xlink:type="simple" xlink:show="embed" xlink:actuate="onLoad">
            <text:p/>
          </draw:image>
        </draw:frame>
        <draw:frame draw:name="Image 21" draw:style-name="gr1" draw:text-style-name="P1" draw:layer="layout" svg:width="13.651cm" svg:height="1.092cm" svg:x="1cm" svg:y="9.008cm">
          <draw:image xlink:href="Pictures/10000200000001F3000000291D49C93C.gif" xlink:type="simple" xlink:show="embed" xlink:actuate="onLoad">
            <text:p/>
          </draw:image>
        </draw:frame>
        <draw:custom-shape draw:name="Rectangle 22" draw:style-name="gr2" draw:text-style-name="P3" draw:layer="layout" svg:width="13.294cm" svg:height="0.843cm" svg:x="1.2cm" svg:y="9.057cm">
          <text:p text:style-name="P2"><text:span text:style-name="T1">Titre 1</text:span></text:p>
          <draw:enhanced-geometry svg:viewBox="0 0 21600 21600" draw:type="rectangle" draw:enhanced-path="M 0 0 L 21600 0 21600 21600 0 21600 0 0 Z N"/>
        </draw:custom-shape>
        <draw:custom-shape draw:name="ZoneTexte 23" draw:style-name="gr2" draw:text-style-name="P5" draw:layer="layout" svg:width="13.1cm" svg:height="1.605cm" svg:x="6.3cm" svg:y="3.2cm">
          <text:p text:style-name="P4"><text:span text:style-name="T2">ADT Artik</text:span></text:p>
          <draw:enhanced-geometry svg:viewBox="0 0 21600 21600" draw:type="rectangle" draw:enhanced-path="M 0 0 L 21600 0 21600 21600 0 21600 0 0 Z N"/>
        </draw:custom-shape>
        <draw:custom-shape draw:name="ZoneTexte 25" draw:style-name="gr3" draw:text-style-name="P6" draw:layer="layout" svg:width="2.953cm" svg:height="1.013cm" svg:x="19.656cm" svg:y="0.8cm">
          <text:p text:style-name="P2"><text:span text:style-name="T3">Porteur</text:span></text:p>
          <draw:enhanced-geometry svg:viewBox="0 0 21600 21600" draw:type="rectangle" draw:enhanced-path="M 0 0 L 21600 0 21600 21600 0 21600 0 0 Z N"/>
        </draw:custom-shape>
        <draw:custom-shape draw:name="ZoneTexte 26" draw:style-name="gr3" draw:text-style-name="P7" draw:layer="layout" svg:width="3.601cm" svg:height="1.013cm" svg:x="19.691cm" svg:y="2.8cm">
          <text:p text:style-name="P2"><text:span text:style-name="T3">Ingénieur</text:span></text:p>
          <draw:enhanced-geometry svg:viewBox="0 0 21600 21600" draw:type="rectangle" draw:enhanced-path="M 0 0 L 21600 0 21600 21600 0 21600 0 0 Z N"/>
        </draw:custom-shape>
        <draw:custom-shape draw:name="ZoneTexte 32" draw:style-name="gr3" draw:text-style-name="P6" draw:layer="layout" svg:width="5.087cm" svg:height="1.013cm" svg:x="23.287cm" svg:y="0.773cm">
          <text:p text:style-name="P8"><text:span text:style-name="T3">Martin Hachet</text:span></text:p>
          <draw:enhanced-geometry svg:viewBox="0 0 21600 21600" draw:type="rectangle" draw:enhanced-path="M 0 0 L 21600 0 21600 21600 0 21600 0 0 Z N"/>
        </draw:custom-shape>
        <draw:custom-shape draw:name="ZoneTexte 33" draw:style-name="gr3" draw:text-style-name="P7" draw:layer="layout" svg:width="5.239cm" svg:height="1.013cm" svg:x="23.215cm" svg:y="2.8cm">
          <text:p text:style-name="P2"><text:span text:style-name="T3">Jérémy Laviole</text:span></text:p>
          <draw:enhanced-geometry svg:viewBox="0 0 21600 21600" draw:type="rectangle" draw:enhanced-path="M 0 0 L 21600 0 21600 21600 0 21600 0 0 Z N"/>
        </draw:custom-shape>
        <draw:custom-shape draw:name="Rectangle 28" draw:style-name="gr4" draw:text-style-name="P5" draw:layer="layout" svg:width="13.1cm" svg:height="2.899cm" svg:x="6.3cm" svg:y="0.301cm">
          <text:p text:style-name="P4"><text:span text:style-name="T4"/></text:p>
          <text:p text:style-name="P4"><text:span text:style-name="T2">Équipe Potioc</text:span></text:p>
          <text:p text:style-name="P4"><text:span text:style-name="T5"/></text:p>
          <draw:enhanced-geometry svg:viewBox="0 0 21600 21600" draw:type="rectangle" draw:enhanced-path="M 0 0 L 21600 0 21600 21600 0 21600 0 0 Z N"/>
        </draw:custom-shape>
        <draw:line draw:name="Connecteur droit 39" draw:style-name="gr5" draw:text-style-name="P1" draw:layer="layout" svg:x1="0.997cm" svg:y1="39.657cm" svg:x2="28.853cm" svg:y2="39.657cm">
          <text:p/>
        </draw:line>
        <draw:line draw:name="Connecteur droit 45" draw:style-name="gr6" draw:text-style-name="P1" draw:layer="layout" svg:x1="18.652cm" svg:y1="41.652cm" svg:x2="18.652cm" svg:y2="40.151cm">
          <text:p/>
        </draw:line>
        <draw:line draw:name="Connecteur droit 46" draw:style-name="gr6" draw:text-style-name="P1" draw:layer="layout" svg:x1="15.051cm" svg:y1="41.748cm" svg:x2="15.051cm" svg:y2="40.248cm">
          <text:p/>
        </draw:line>
        <draw:line draw:name="Connecteur droit 47" draw:style-name="gr6" draw:text-style-name="P1" draw:layer="layout" svg:x1="11.451cm" svg:y1="41.652cm" svg:x2="11.451cm" svg:y2="40.151cm">
          <text:p/>
        </draw:line>
        <draw:custom-shape draw:name="Rectangle 54" draw:style-name="gr2" draw:text-style-name="P3" draw:layer="layout" svg:width="13.851cm" svg:height="0.843cm" svg:x="0.749cm" svg:y="10.1cm">
          <text:p text:style-name="P8"><text:span text:style-name="T6">blabla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.2cm" svg:y1="7.402cm" svg:x2="29.2cm" svg:y2="7.402cm">
          <text:p/>
        </draw:line>
        <draw:frame draw:style-name="gr8" draw:text-style-name="P10" draw:layer="layout" svg:width="4.5cm" svg:height="1cm" svg:x="1cm" svg:y="6.602cm">
          <draw:text-box>
            <text:p><text:span text:style-name="T7">09/2014</text:span></text:p>
          </draw:text-box>
        </draw:frame>
        <draw:frame draw:style-name="gr8" draw:text-style-name="P10" draw:layer="layout" svg:width="4.5cm" svg:height="1cm" svg:x="24.4cm" svg:y="6.602cm">
          <draw:text-box>
            <text:p><text:span text:style-name="T7">09/2016</text:span></text:p>
          </draw:text-box>
        </draw:frame>
        <draw:custom-shape draw:style-name="gr9" draw:text-style-name="P9" draw:layer="layout" svg:width="0.9cm" svg:height="1cm" svg:x="10.6cm" svg:y="7.502cm">
          <text:p text:style-name="P9">15/06/2015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9" draw:layer="layout" svg:width="0.9cm" svg:height="1cm" svg:x="18.873cm" svg:y="7.503cm">
          <text:p text:style-name="P9">J2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52pt" fo:letter-spacing="normal" fo:language="fr" fo:country="F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52pt" style:language-asian="fr" style:country-asian="FR" style:font-style-asian="normal" style:font-weight-asian="normal" style:font-family-complex="'DejaVu Sans Condensed'" style:font-family-generic-complex="system" style:font-pitch-complex="variable" style:font-size-complex="5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39pt" fo:letter-spacing="normal" fo:font-style="normal" style:text-underline-style="none" fo:font-weight="normal" style:font-size-asian="39pt" style:font-style-asian="normal" style:font-weight-asian="normal" style:font-size-complex="39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9pt" fo:letter-spacing="normal" fo:language="fr" fo:country="F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pt" style:language-asian="fr" style:country-asian="FR" style:font-style-asian="normal" style:font-weight-asian="normal" style:font-family-complex="'DejaVu Sans Condensed'" style:font-family-generic-complex="system" style:font-pitch-complex="variable" style:font-size-complex="29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04cm" fo:page-height="42.00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7.015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27.724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71pt" fo:letter-spacing="normal" fo:font-style="normal" style:text-underline-style="none" fo:font-weight="normal" style:font-size-asian="71pt" style:font-style-asian="normal" style:font-weight-asian="normal" style:font-size-complex="71pt" style:font-style-complex="normal" style:font-weight-complex="normal"/>
    </style:style>
    <style:style style:name="MT3" style:family="text">
      <style:text-properties fo:color="#000000" style:text-line-through-style="none" fo:font-family="Calibri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name="Titre 1" presentation:style-name="Mpr1" draw:text-style-name="MP4" draw:layer="backgroundobjects" svg:width="25.247cm" svg:height="9.003cm" svg:x="2.228cm" svg:y="13.049cm" presentation:class="title" presentation:user-transformed="true">
        <draw:text-box>
          <text:p text:style-name="MP3"><text:span text:style-name="MT2">Cliquez pour éditer le format du texte-titreModifiez le style du titre</text:span></text:p>
        </draw:text-box>
      </draw:frame>
      <draw:frame draw:name="Espace réservé de la date 3" presentation:style-name="Mpr2" draw:text-style-name="MP6" draw:layer="backgroundobjects" svg:width="6.93cm" svg:height="2.235cm" svg:x="1.485cm" svg:y="38.934cm" presentation:class="date-time" presentation:user-transformed="true">
        <draw:text-box>
          <text:p text:style-name="MP5"><text:span text:style-name="MT3"><text:date style:data-style-name="D1" text:date-value="2015-05-21">21/05/2015</text:date></text:span></text:p>
        </draw:text-box>
      </draw:frame>
      <draw:frame draw:name="Espace réservé du pied de page 4" presentation:style-name="Mpr2" draw:text-style-name="MP7" draw:layer="backgroundobjects" svg:width="9.405cm" svg:height="2.235cm" svg:x="10.149cm" svg:y="38.934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6.93cm" svg:height="2.235cm" svg:x="21.288cm" svg:y="38.934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draw:frame presentation:style-name="Standard-outline1" draw:layer="backgroundobjects" svg:width="26.732cm" svg:height="27.723cm" svg:x="1.485cm" svg:y="9.829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Unix OpenOffice.org_project/411m6$Build-9775</meta:generator>
    <dc:date>2015-05-21T14:52:42</dc:date>
    <dc:creator>Hervé MATHIEU</dc:creator>
    <meta:editing-duration>PT23M12S</meta:editing-duration>
    <meta:editing-cycles>8</meta:editing-cycles>
    <meta:document-statistic meta:object-count="42"/>
  </office:meta>
</office:document-meta>
</file>